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8339in"/>
    </style:style>
    <style:style style:name="co3" style:family="table-column">
      <style:table-column-properties fo:break-before="auto" style:column-width="2.8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able/Attribute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straint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>
            <text:p>Twists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TWISTID</text:p>
          </table:table-cell>
          <table:table-cell office:value-type="string">
            <text:p>Int(11) UNSIGNED</text:p>
          </table:table-cell>
          <table:table-cell office:value-type="string">
            <text:p>NOT NULL auto_increment</text:p>
          </table:table-cell>
          <table:table-cell table:number-columns-repeated="1021"/>
        </table:table-row>
        <table:table-row table:style-name="ro1">
          <table:table-cell office:value-type="string">
            <text:p>USERID</text:p>
          </table:table-cell>
          <table:table-cell table:style-name="ce3" office:value-type="string">
            <text:p>Int(11) UNSIGNED</text:p>
          </table:table-cell>
          <table:table-cell table:style-name="ce3" office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>
            <text:p>reply_to_TWISTID</text:p>
          </table:table-cell>
          <table:table-cell table:style-name="ce3" office:value-type="string">
            <text:p>Int(11) UNSIGNED</text:p>
          </table:table-cell>
          <table:table-cell table:style-name="ce3"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created</text:p>
          </table:table-cell>
          <table:table-cell office:value-type="string">
            <text:p>datetime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modified</text:p>
          </table:table-cell>
          <table:table-cell office:value-type="string">
            <text:p>datetime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twist</text:p>
          </table:table-cell>
          <table:table-cell office:value-type="string">
            <text:p>varchar(140)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points_total</text:p>
          </table:table-cell>
          <table:table-cell office:value-type="string">
            <text:p>Int(11)</text:p>
          </table:table-cell>
          <table:table-cell office:value-type="string">
            <text:p>Default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atings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RATINGID</text:p>
          </table:table-cell>
          <table:table-cell table:style-name="ce3" office:value-type="string">
            <text:p>Int(11) UNSIGNED</text:p>
          </table:table-cell>
          <table:table-cell table:style-name="ce3" office:value-type="string">
            <text:p>NOT NULL auto_increment</text:p>
          </table:table-cell>
          <table:table-cell table:number-columns-repeated="1021"/>
        </table:table-row>
        <table:table-row table:style-name="ro1">
          <table:table-cell office:value-type="string">
            <text:p>TWISTID</text:p>
          </table:table-cell>
          <table:table-cell table:style-name="ce3" office:value-type="string">
            <text:p>Int(11) UNSIGNED</text:p>
          </table:table-cell>
          <table:table-cell office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>
            <text:p>voter_USERID</text:p>
          </table:table-cell>
          <table:table-cell table:style-name="ce3" office:value-type="string">
            <text:p>Int(11) UNSIGNED</text:p>
          </table:table-cell>
          <table:table-cell office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>
            <text:p>points</text:p>
          </table:table-cell>
          <table:table-cell office:value-type="string">
            <text:p>Int(11)</text:p>
          </table:table-cell>
          <table:table-cell table:number-columns-repeated="1022"/>
        </table:table-row>
        <table:table-row table:style-name="ro1">
          <table:table-cell office:value-type="string">
            <text:p>need_update</text:p>
          </table:table-cell>
          <table:table-cell office:value-type="string">
            <text:p>BOOLEAN</text:p>
          </table:table-cell>
          <table:table-cell office:value-type="string">
            <text:p>default FAL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sers</text:p>
          </table:table-cell>
          <table:table-cell table:style-name="ce2" table:number-columns-repeated="1023"/>
        </table:table-row>
        <table:table-row table:style-name="ro1">
          <table:table-cell office:value-type="string">
            <text:p>USERID</text:p>
          </table:table-cell>
          <table:table-cell table:style-name="ce3" office:value-type="string">
            <text:p>Int(11) UNSIGNED</text:p>
          </table:table-cell>
          <table:table-cell table:style-name="ce3" office:value-type="string">
            <text:p>NOT NULL auto_increment</text:p>
          </table:table-cell>
          <table:table-cell table:number-columns-repeated="1021"/>
        </table:table-row>
        <table:table-row table:style-name="ro1">
          <table:table-cell office:value-type="string">
            <text:p>role</text:p>
          </table:table-cell>
          <table:table-cell office:value-type="string">
            <text:p>varchar(256)</text:p>
          </table:table-cell>
          <table:table-cell office:value-type="string">
            <text:p>NOT NULL default 'user'</text:p>
          </table:table-cell>
          <table:table-cell table:number-columns-repeated="1021"/>
        </table:table-row>
        <table:table-row table:style-name="ro1">
          <table:table-cell office:value-type="string">
            <text:p>first_name</text:p>
          </table:table-cell>
          <table:table-cell table:style-name="ce4" office:value-type="string">
            <text:p><text:span text:style-name="T1">varchar(256)</text:span>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last_name</text:p>
          </table:table-cell>
          <table:table-cell table:style-name="ce3" office:value-type="string">
            <text:p>varchar(256)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user_name</text:p>
          </table:table-cell>
          <table:table-cell table:style-name="ce3" office:value-type="string">
            <text:p>Varchar(256)</text:p>
          </table:table-cell>
          <table:table-cell office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varchar(40)</text:p>
          </table:table-cell>
          <table:table-cell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hint</text:p>
          </table:table-cell>
          <table:table-cell office:value-type="string">
            <text:p>varchar(256)</text:p>
          </table:table-cell>
          <table:table-cell table:style-name="ce3"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created</text:p>
          </table:table-cell>
          <table:table-cell office:value-type="string">
            <text:p>datetime</text:p>
          </table:table-cell>
          <table:table-cell table:style-name="ce3"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modified</text:p>
          </table:table-cell>
          <table:table-cell office:value-type="string">
            <text:p>datetime</text:p>
          </table:table-cell>
          <table:table-cell table:style-name="ce3" office:value-type="string">
            <text:p>default NULL</text:p>
          </table:table-cell>
          <table:table-cell table:number-columns-repeated="1021"/>
        </table:table-row>
        <table:table-row table:style-name="ro1">
          <table:table-cell office:value-type="string">
            <text:p>email_address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T NULL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5/02/2012</text:date>, <text:time>16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6:15:09</meta:creation-date>
    <dc:date>2012-05-02T16:28:36</dc:date>
    <meta:editing-duration>PT13M27S</meta:editing-duration>
    <meta:editing-cycles>1</meta:editing-cycles>
    <meta:document-statistic meta:table-count="3" meta:cell-count="71" meta:object-count="0"/>
    <meta:generator>LibreOffice/3.4$Unix LibreOffice_project/340m1$Build-302</meta:generator>
  </office:meta>
</office:document-meta>
</file>